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Decorative" svg:font-family="KacstDecorative" style:font-pitch="variable"/>
    <style:font-face style:name="KacstDigital" svg:font-family="KacstDigit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KacstDecorative" fo:font-size="10pt" fo:language="fr" fo:country="FR" officeooo:rsid="000339b8" officeooo:paragraph-rsid="000339b8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KacstDecorative" fo:font-size="10pt" fo:language="fr" fo:country="FR" officeooo:rsid="000339b8" officeooo:paragraph-rsid="000339b8" style:font-size-asian="10pt" style:font-size-complex="10pt"/>
    </style:style>
    <style:style style:name="P3" style:family="paragraph" style:parent-style-name="Standard">
      <style:text-properties style:font-name="KacstDecorative" fo:font-size="10pt" fo:language="fr" fo:country="FR" officeooo:rsid="0015a356" officeooo:paragraph-rsid="0015a356" style:font-size-asian="10pt" style:font-size-complex="10pt"/>
    </style:style>
    <style:style style:name="P4" style:family="paragraph" style:parent-style-name="Standard">
      <style:text-properties style:font-name="KacstDecorative" fo:font-size="10pt" fo:language="fr" fo:country="FR" fo:font-weight="bold" officeooo:rsid="0003dd90" officeooo:paragraph-rsid="0003dd90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KacstDecorative" fo:font-size="10pt" fo:language="fr" fo:country="FR" fo:font-weight="normal" officeooo:rsid="000339b8" officeooo:paragraph-rsid="000339b8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KacstDecorative" fo:font-size="10pt" fo:language="fr" fo:country="FR" fo:font-weight="normal" officeooo:rsid="0015a356" officeooo:paragraph-rsid="0015a356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KacstDecorative" fo:font-size="10pt" fo:language="fr" fo:country="FR" fo:font-style="italic" fo:font-weight="normal" officeooo:rsid="0003dd90" officeooo:paragraph-rsid="0003dd90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style:font-name="KacstDecorative" fo:font-size="10pt" fo:language="fr" fo:country="FR" fo:font-style="italic" fo:font-weight="normal" officeooo:rsid="000c3ee1" officeooo:paragraph-rsid="000c3ee1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style:font-name="KacstDecorative" fo:font-size="10pt" fo:language="fr" fo:country="FR" fo:font-style="italic" fo:font-weight="normal" officeooo:rsid="0015a356" officeooo:paragraph-rsid="0015a35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style:font-name="KacstDecorative" fo:font-size="10pt" fo:language="fr" fo:country="FR" fo:font-style="italic" fo:font-weight="bold" officeooo:rsid="000c3ee1" officeooo:paragraph-rsid="000c3ee1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style:font-name="KacstDecorative" fo:font-size="10pt" fo:language="fr" fo:country="FR" fo:font-style="normal" fo:font-weight="bold" officeooo:rsid="000c3ee1" officeooo:paragraph-rsid="000c3ee1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style:font-name="KacstDecorative" fo:font-size="10pt" fo:language="fr" fo:country="FR" fo:font-style="normal" fo:font-weight="bold" officeooo:rsid="00121e77" officeooo:paragraph-rsid="00121e77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style:font-name="KacstDecorative" fo:font-size="10pt" fo:language="fr" fo:country="FR" fo:font-style="normal" fo:font-weight="normal" officeooo:rsid="0003dd90" officeooo:paragraph-rsid="0003dd9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KacstDecorative" fo:font-size="10pt" fo:language="fr" fo:country="FR" fo:font-style="normal" fo:font-weight="normal" officeooo:rsid="000c3ee1" officeooo:paragraph-rsid="000c3ee1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KacstDecorative" fo:font-size="10pt" fo:language="fr" fo:country="FR" fo:font-style="normal" fo:font-weight="normal" officeooo:rsid="000fd447" officeooo:paragraph-rsid="000fd44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font-name="KacstDecorative" fo:font-size="10pt" fo:language="fr" fo:country="FR" fo:font-style="normal" fo:font-weight="normal" officeooo:rsid="00121e77" officeooo:paragraph-rsid="00121e77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KacstDecorative" fo:font-size="12pt" fo:language="fr" fo:country="FR" fo:font-style="normal" fo:font-weight="bold" officeooo:rsid="00121e77" officeooo:paragraph-rsid="00121e7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KacstDecorative" fo:font-size="12pt" fo:language="fr" fo:country="FR" fo:font-weight="bold" officeooo:rsid="000339b8" officeooo:paragraph-rsid="000339b8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40201" style:font-style-asian="normal" style:font-style-complex="normal"/>
    </style:style>
    <style:style style:name="T5" style:family="text">
      <style:text-properties fo:font-style="normal" officeooo:rsid="00049a38" style:font-style-asian="normal" style:font-style-complex="normal"/>
    </style:style>
    <style:style style:name="T6" style:family="text">
      <style:text-properties fo:font-style="normal" officeooo:rsid="0005507d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40201"/>
    </style:style>
    <style:style style:name="T9" style:family="text">
      <style:text-properties officeooo:rsid="00049a38"/>
    </style:style>
    <style:style style:name="T10" style:family="text">
      <style:text-properties officeooo:rsid="0005507d"/>
    </style:style>
    <style:style style:name="T11" style:family="text">
      <style:text-properties officeooo:rsid="0008e13e"/>
    </style:style>
    <style:style style:name="T12" style:family="text">
      <style:text-properties officeooo:rsid="000a98d3"/>
    </style:style>
    <style:style style:name="T13" style:family="text">
      <style:text-properties officeooo:rsid="000c3ee1"/>
    </style:style>
    <style:style style:name="T14" style:family="text">
      <style:text-properties officeooo:rsid="000eeb1f"/>
    </style:style>
    <style:style style:name="T15" style:family="text">
      <style:text-properties officeooo:rsid="0011711a"/>
    </style:style>
    <style:style style:name="T16" style:family="text">
      <style:text-properties officeooo:rsid="00163d6c"/>
    </style:style>
    <style:style style:name="T17" style:family="text">
      <style:text-properties officeooo:rsid="0017264a"/>
    </style:style>
    <style:style style:name="T18" style:family="text">
      <style:text-properties officeooo:rsid="0018f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mière phase du jeu :</text:p>
      <text:p text:style-name="P1"/>
      <text:p text:style-name="P2">« <text:span text:style-name="T11">schéma avec l’association des fichiers »</text:span></text:p>
      <text:p text:style-name="P1"/>
      <text:p text:style-name="P3"><text:span text:style-name="T1">structures.h</text:span></text:p>
      <text:p text:style-name="P3"><text:span text:style-name="T1"/></text:p>
      <text:p text:style-name="P9">typedef struct unit {</text:p>
      <text:p text:style-name="P9"><text:s text:c="4"/>int posX, posY;</text:p>
      <text:p text:style-name="P9"><text:s text:c="4"/>char player;</text:p>
      <text:p text:style-name="P9"><text:s text:c="4"/>char type;</text:p>
      <text:p text:style-name="P9"><text:s text:c="4"/>struct unit* next;</text:p>
      <text:p text:style-name="P9">} Unit;</text:p>
      <text:p text:style-name="P6">- <text:span text:style-name="T16">création d’un type Unit qui va avoir sa position en X et Y, l’équipe et le type en char et un pointeur sur une unité suivante (liste chaînée)</text:span></text:p>
      <text:p text:style-name="P6"/>
      <text:p text:style-name="P9">typedef Unit* unitList;</text:p>
      <text:p text:style-name="P6">- <text:span text:style-name="T16">surnom d’un pointeur sur Unit, qui va permettre de pointer sur le premier élément de la liste</text:span></text:p>
      <text:p text:style-name="P6"/>
      <text:p text:style-name="P9">typedef struct world {</text:p>
      <text:p text:style-name="P9"><text:s text:c="4"/>Unit* board[WIDTH][HEIGHT]; </text:p>
      <text:p text:style-name="P9"><text:s text:c="4"/>int turn; </text:p>
      <text:p text:style-name="P9"><text:s text:c="4"/>unitList red<text:span text:style-name="T16">List</text:span>;</text:p>
      <text:p text:style-name="P9"><text:s text:c="4"/>unitList blue; </text:p>
      <text:p text:style-name="P9">} World;</text:p>
      <text:p text:style-name="P6">- <text:span text:style-name="T16">création d’un type World avec un tableau 2D, les tours puis des pointeurs sur les unités d’une équipe</text:span></text:p>
      <text:p text:style-name="P6"/>
      <text:p text:style-name="P9">typedef World* p_World;</text:p>
      <text:p text:style-name="P6">- <text:span text:style-name="T16">surnom d’un pointeur sur World</text:span></text:p>
      <text:p text:style-name="P6"/>
      <text:p text:style-name="P9">World* _world = NULL;</text:p>
      <text:p text:style-name="P6">- <text:span text:style-name="T16">création de variable statique qui va pouvoir être réutilisée par toutes les fonctions dont les fichiers contiennent un #include &lt;structure.h&gt;</text:span></text:p>
      <text:p text:style-name="P6"/>
      <text:p text:style-name="P1"><text:span text:style-name="T1">board.c</text:span></text:p>
      <text:p text:style-name="P5"><text:span text:style-name="T7">void displayBoard(p_World world);</text:span></text:p>
      <text:p text:style-name="P1">- Affichage du board (pointeur NULL et unités présentes)</text:p>
      <text:p text:style-name="P1">- <text:span text:style-name="T10">p_World = pointeur sur World</text:span></text:p>
      <text:p text:style-name="P1"/>
      <text:p text:style-name="P4">playerManager.c</text:p>
      <text:p text:style-name="P4"/>
      <text:p text:style-name="P7">char* directionInput();</text:p>
      <text:p text:style-name="P7"><text:span text:style-name="T3">- </text:span><text:span text:style-name="T4">gestion de l’input donné par le joueur pour se déplacer avec wasd</text:span></text:p>
      <text:p text:style-name="P7"><text:span text:style-name="T4">- </text:span><text:span text:style-name="T5">contient la fonction checkInput</text:span></text:p>
      <text:p text:style-name="P7"><text:span text:style-name="T5">- </text:span><text:span text:style-name="T6">renvoit une chaîne de caractères de 1 ou 2 caractères.</text:span></text:p>
      <text:p text:style-name="P7"><text:span text:style-name="T4"/></text:p>
      <text:p text:style-name="P7">int checkInput(char* input);</text:p>
      <text:p text:style-name="P13">- <text:span text:style-name="T8">vérifier que l’input saisi par le joueur contient bien les touches demandées ; donner un code d’erreur le cas échéant</text:span></text:p>
      <text:p text:style-name="P13">- <text:span text:style-name="T13">renvoit un int : code d’erreur -1 // code de succès 0</text:span></text:p>
      <text:p text:style-name="P13"/>
      <text:p text:style-name="P7">void unitMove(Unit* unit);</text:p>
      <text:p text:style-name="P13">- <text:span text:style-name="T9">À partir de la demande saisie par le joueur dans directionInput, gère le déplacement de l’unité</text:span></text:p>
      <text:p text:style-name="P13">- <text:span text:style-name="T10">création de tmpUnit qui va avoir pour paramètres de son tableau dans _world la position de l’unité passé en paramètre plus la translation X et/ou Y demandée par le joueur</text:span></text:p>
      <text:p text:style-name="P13">- <text:span text:style-name="T10">Unit de base passe à être un pointeur de type Unit sur NULL pour donner l’impression que l’unité se déplace (sinon : erreur de comportement)</text:span></text:p>
      <text:p text:style-name="P13"/>
      <text:p text:style-name="P7">void unitAttack(Unit* unit);</text:p>
      <text:p text:style-name="P13">- <text:span text:style-name="T11">Gestion de l’action d’attaquer si le joueur se déplace sur une case où se trouve un autre pion</text:span></text:p>
      <text:p text:style-name="P13">- <text:span text:style-name="T11">Tient compte de l’équipe (unit→player) et du type d’unité (unit→type)</text:span></text:p>
      <text:p text:style-name="P13"><text:soft-page-break/></text:p>
      <text:p text:style-name="P7">void deadUnit(Unit* unit);</text:p>
      <text:p text:style-name="P13">- <text:span text:style-name="T12">libération de la mémoire allouée pour l’unité passée en paramètre.</text:span></text:p>
      <text:p text:style-name="P13">- <text:span text:style-name="T12">le pointeur va pointer sur NULL pour que board display une case vide</text:span></text:p>
      <text:p text:style-name="P13"/>
      <text:p text:style-name="P11">unitManager.c</text:p>
      <text:p text:style-name="P11"><text:span text:style-name="T2"/></text:p>
      <text:p text:style-name="P10"><text:span text:style-name="T2">Unit* initializeUnit(char player, char type);</text:span></text:p>
      <text:p text:style-name="P11"><text:span text:style-name="T2">- initialise l’unité en allouant de la mémoire avec un malloc</text:span></text:p>
      <text:p text:style-name="P11"><text:span text:style-name="T2">- initialise les variables de la structure</text:span></text:p>
      <text:p text:style-name="P11"><text:span text:style-name="T2">- renvoit un unit</text:span></text:p>
      <text:p text:style-name="P11"><text:span text:style-name="T2"/></text:p>
      <text:p text:style-name="P8">int placeUnitInput(char axis, int size);</text:p>
      <text:p text:style-name="P14">- gère la position initiale des unités dans board selon le choix du joueur</text:p>
      <text:p text:style-name="P14">- tient compte de l’axe du tableau et sa taille sur X et Y</text:p>
      <text:p text:style-name="P14">- appelle emptyBuffer</text:p>
      <text:p text:style-name="P14">- renvoit l’entier qui va être la position sur X ou sur Y dans le tableau</text:p>
      <text:p text:style-name="P14"/>
      <text:p text:style-name="P8">void emptyBuffer();</text:p>
      <text:p text:style-name="P14">- vide le buffer rentré par un joueur pas doué qui écrit de la merde</text:p>
      <text:p text:style-name="P14"/>
      <text:p text:style-name="P8">void placeUnit(Unit* unit);</text:p>
      <text:p text:style-name="P14">- <text:span text:style-name="T14">va placer l’unité selon les données saisies par le joueur dans placeUnitInput</text:span></text:p>
      <text:p text:style-name="P14">- <text:span text:style-name="T14">appelle placeUnitInput</text:span></text:p>
      <text:p text:style-name="P14"/>
      <text:p text:style-name="P8">void placeAllUnit();</text:p>
      <text:p text:style-name="P14">- <text:span text:style-name="T14">appelle initializeUnit et placeUnit</text:span></text:p>
      <text:p text:style-name="P14">- <text:span text:style-name="T14">Permet aux joueurs, à tour de rôle, de placer ses unités</text:span></text:p>
      <text:p text:style-name="P14">- <text:span text:style-name="T14">équipe bleue : ses deux serfs et son warrior</text:span></text:p>
      <text:p text:style-name="P14">- <text:span text:style-name="T14">équipe rouge : ses deux serfs et son warrior</text:span></text:p>
      <text:p text:style-name="P14"/>
      <text:p text:style-name="P15">Il manque :</text:p>
      <text:p text:style-name="P15">- gérer les tours →<text:span text:style-name="T17"> un joueur place toutes ses unités là où il veut, attaque s’il faut</text:span></text:p>
      <text:p text:style-name="P15">- <text:span text:style-name="T18">message en bas du tableau, commentant ce qu’il se passe </text:span></text:p>
      <text:p text:style-name="P15">- <text:span text:style-name="T15">gérer la fin de la partie → un joueur perd toute ses unités <text:s/>|| un joueur en a marre et veut quitter</text:span></text:p>
      <text:p text:style-name="P15"/>
      <text:p text:style-name="P17">Deuxième phase du jeu</text:p>
      <text:p text:style-name="P16"/>
      <text:p text:style-name="P12">MLV</text:p>
      <text:p text:style-name="P16"/>
      <text:p text:style-name="P16">Il manque :</text:p>
      <text:p text:style-name="P16">- t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Decorative" svg:font-family="KacstDecorative" style:font-pitch="variable"/>
    <style:font-face style:name="KacstDigital" svg:font-family="KacstDigit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3:32:35.042945768</meta:creation-date>
    <dc:date>2018-01-17T15:20:14.041235338</dc:date>
    <meta:editing-duration>PT1H27M21S</meta:editing-duration>
    <meta:editing-cycles>24</meta:editing-cycles>
    <meta:generator>LibreOffice/5.4.3.2$Linux_X86_64 LibreOffice_project/40m0$Build-2</meta:generator>
    <meta:document-statistic meta:table-count="0" meta:image-count="0" meta:object-count="0" meta:page-count="2" meta:paragraph-count="73" meta:word-count="592" meta:character-count="3359" meta:non-whitespace-character-count="2803"/>
  </office:meta>
</office:document-meta>
</file>